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6.802cm" table:align="left"/>
    </style:style>
    <style:style style:name="Πίνακας1.A" style:family="table-column">
      <style:table-column-properties style:column-width="3.665cm"/>
    </style:style>
    <style:style style:name="Πίνακας1.B" style:family="table-column">
      <style:table-column-properties style:column-width="3.136cm"/>
    </style:style>
    <style:style style:name="Πίνακας1.A1" style:family="table-cell">
      <style:table-cell-properties fo:padding="0.097cm" fo:border-left="0.05pt solid #000000" fo:border-right="none" fo:border-top="0.05pt solid #000000" fo:border-bottom="0.05pt solid #000000"/>
    </style:style>
    <style:style style:name="Πίνακας1.B1" style:family="table-cell">
      <style:table-cell-properties fo:padding="0.097cm" fo:border-left="none" fo:border-right="0.05pt solid #000000" fo:border-top="0.05pt solid #000000" fo:border-bottom="0.05pt solid #000000"/>
    </style:style>
    <style:style style:name="Πίνακας2" style:family="table">
      <style:table-properties style:width="17.59cm" table:align="margins"/>
    </style:style>
    <style:style style:name="Πίνακας2.A" style:family="table-column">
      <style:table-column-properties style:column-width="2.932cm" style:rel-column-width="10922*"/>
    </style:style>
    <style:style style:name="Πίνακας2.E" style:family="table-column">
      <style:table-column-properties style:column-width="5.863cm" style:rel-column-width="21844*"/>
    </style:style>
    <style:style style:name="Πίνακας2.A1" style:family="table-cell">
      <style:table-cell-properties fo:padding="0.097cm" fo:border-left="0.05pt solid #000000" fo:border-right="none" fo:border-top="0.05pt solid #000000" fo:border-bottom="0.05pt solid #000000"/>
    </style:style>
    <style:style style:name="Πίνακας2.E1" style:family="table-cell">
      <style:table-cell-properties fo:padding="0.097cm" fo:border="0.05pt solid #000000"/>
    </style:style>
    <style:style style:name="Πίνακας2.A2" style:family="table-cell">
      <style:table-cell-properties fo:padding="0.097cm" fo:border-left="0.05pt solid #000000" fo:border-right="none" fo:border-top="none" fo:border-bottom="0.05pt solid #000000"/>
    </style:style>
    <style:style style:name="Πίνακας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el" fo:country="GR" fo:font-weight="normal" officeooo:rsid="004f8d5e" officeooo:paragraph-rsid="000186e7" style:font-weight-asian="normal" style:font-weight-complex="normal"/>
    </style:style>
    <style:style style:name="P2" style:family="paragraph" style:parent-style-name="Standard">
      <style:paragraph-properties fo:text-align="justify" style:justify-single-word="false"/>
      <style:text-properties fo:language="el" fo:country="GR" fo:font-weight="normal" officeooo:rsid="000186e7" officeooo:paragraph-rsid="000186e7" style:font-weight-asian="normal" style:font-weight-complex="normal"/>
    </style:style>
    <style:style style:name="P3" style:family="paragraph" style:parent-style-name="Standard">
      <style:paragraph-properties fo:text-align="justify" style:justify-single-word="false"/>
      <style:text-properties fo:language="el" fo:country="GR" fo:font-weight="normal" officeooo:rsid="000186e7" officeooo:paragraph-rsid="000a006f" style:font-weight-asian="normal" style:font-weight-complex="normal"/>
    </style:style>
    <style:style style:name="P4" style:family="paragraph" style:parent-style-name="Standard">
      <style:paragraph-properties fo:text-align="center" style:justify-single-word="false"/>
      <style:text-properties fo:font-size="20pt" fo:font-weight="bold" officeooo:paragraph-rsid="000186e7" style:font-size-asian="20pt" style:font-weight-asian="bold" style:font-size-complex="20pt" style:font-weight-complex="bold"/>
    </style:style>
    <style:style style:name="P5" style:family="paragraph" style:parent-style-name="Standard">
      <style:text-properties fo:font-weight="bold" officeooo:paragraph-rsid="000186e7" style:font-weight-asian="bold" style:font-weight-complex="bold"/>
    </style:style>
    <style:style style:name="P6" style:family="paragraph" style:parent-style-name="Standard">
      <style:text-properties officeooo:paragraph-rsid="000186e7"/>
    </style:style>
    <style:style style:name="P7" style:family="paragraph" style:parent-style-name="Text_20_body">
      <style:paragraph-properties fo:text-align="justify" style:justify-single-word="false"/>
      <style:text-properties fo:language="el" fo:country="GR" fo:font-weight="normal" officeooo:rsid="004f8d5e" officeooo:paragraph-rsid="000186e7" style:font-weight-asian="normal" style:font-weight-complex="normal"/>
    </style:style>
    <style:style style:name="P8" style:family="paragraph" style:parent-style-name="Text_20_body">
      <style:paragraph-properties fo:text-align="justify" style:justify-single-word="false"/>
      <style:text-properties fo:language="el" fo:country="GR" fo:font-weight="normal" officeooo:rsid="00126cfd" officeooo:paragraph-rsid="0013dcea" style:font-weight-asian="normal" style:font-weight-complex="normal"/>
    </style:style>
    <style:style style:name="P9" style:family="paragraph" style:parent-style-name="Text_20_body">
      <style:paragraph-properties fo:text-align="justify" style:justify-single-word="false"/>
      <style:text-properties fo:language="el" fo:country="GR" fo:font-weight="normal" officeooo:rsid="00152b04" officeooo:paragraph-rsid="00152b04" style:font-weight-asian="normal" style:font-weight-complex="normal"/>
    </style:style>
    <style:style style:name="P10" style:family="paragraph" style:parent-style-name="Text_20_body">
      <style:paragraph-properties fo:text-align="justify" style:justify-single-word="false"/>
      <style:text-properties fo:language="el" fo:country="GR" fo:font-weight="normal" officeooo:rsid="0018cde4" officeooo:paragraph-rsid="0018cde4" style:font-weight-asian="normal" style:font-weight-complex="normal"/>
    </style:style>
    <style:style style:name="P11" style:family="paragraph" style:parent-style-name="Text_20_body">
      <style:paragraph-properties fo:text-align="justify" style:justify-single-word="false"/>
      <style:text-properties fo:language="el" fo:country="GR" fo:font-weight="normal" officeooo:rsid="001ccb65" officeooo:paragraph-rsid="001ccb65" style:font-weight-asian="normal" style:font-weight-complex="normal"/>
    </style:style>
    <style:style style:name="P12" style:family="paragraph" style:parent-style-name="Text_20_body">
      <style:paragraph-properties fo:text-align="justify" style:justify-single-word="false"/>
      <style:text-properties fo:language="el" fo:country="GR" fo:font-weight="normal" officeooo:rsid="002680df" officeooo:paragraph-rsid="003313e8" style:font-weight-asian="normal" style:font-weight-complex="normal"/>
    </style:style>
    <style:style style:name="P13" style:family="paragraph" style:parent-style-name="Text_20_body">
      <style:paragraph-properties fo:text-align="justify" style:justify-single-word="false"/>
      <style:text-properties fo:language="el" fo:country="GR" fo:font-weight="normal" officeooo:rsid="00347e0e" officeooo:paragraph-rsid="00347e0e" style:font-weight-asian="normal" style:font-weight-complex="normal"/>
    </style:style>
    <style:style style:name="P14" style:family="paragraph" style:parent-style-name="Text_20_body">
      <style:paragraph-properties fo:text-align="justify" style:justify-single-word="false"/>
      <style:text-properties fo:language="el" fo:country="GR" fo:font-weight="bold" officeooo:rsid="00126cfd" officeooo:paragraph-rsid="00126cfd" style:font-weight-asian="bold" style:font-weight-complex="bold"/>
    </style:style>
    <style:style style:name="P15" style:family="paragraph" style:parent-style-name="Text_20_body">
      <style:paragraph-properties fo:text-align="justify" style:justify-single-word="false"/>
      <style:text-properties fo:language="el" fo:country="GR" fo:font-weight="bold" officeooo:rsid="001ccb65" officeooo:paragraph-rsid="001ccb65" style:font-weight-asian="bold" style:font-weight-complex="bold"/>
    </style:style>
    <style:style style:name="P16" style:family="paragraph" style:parent-style-name="Text_20_body">
      <style:paragraph-properties fo:text-align="justify" style:justify-single-word="false"/>
      <style:text-properties fo:language="el" fo:country="GR" fo:font-weight="bold" officeooo:rsid="00254efe" officeooo:paragraph-rsid="00254efe" style:font-weight-asian="bold" style:font-weight-complex="bold"/>
    </style:style>
    <style:style style:name="P17" style:family="paragraph" style:parent-style-name="Text_20_body">
      <style:paragraph-properties fo:text-align="justify" style:justify-single-word="false"/>
      <style:text-properties fo:language="el" fo:country="GR" fo:font-weight="bold" officeooo:rsid="000a116d" officeooo:paragraph-rsid="000a116d" style:font-weight-asian="bold" style:font-weight-complex="bold"/>
    </style:style>
    <style:style style:name="P18" style:family="paragraph" style:parent-style-name="Text_20_body">
      <style:text-properties fo:language="el" fo:country="GR" officeooo:rsid="000a116d" officeooo:paragraph-rsid="000a116d"/>
    </style:style>
    <style:style style:name="P19" style:family="paragraph" style:parent-style-name="Text_20_body">
      <style:paragraph-properties fo:text-align="justify" style:justify-single-word="false"/>
      <style:text-properties fo:language="el" fo:country="GR" fo:font-style="normal" fo:font-weight="normal" officeooo:rsid="000f4ed2" officeooo:paragraph-rsid="000f4ed2"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language="el" fo:country="GR" fo:font-style="normal" fo:font-weight="normal" officeooo:rsid="001a1d7c" officeooo:paragraph-rsid="0018cde4" style:font-style-asian="normal" style:font-weight-asian="normal" style:font-style-complex="normal" style:font-weight-complex="normal"/>
    </style:style>
    <style:style style:name="P21" style:family="paragraph" style:parent-style-name="Text_20_body">
      <style:paragraph-properties fo:text-align="justify" style:justify-single-word="false"/>
      <style:text-properties fo:language="el" fo:country="GR" fo:font-style="normal" fo:font-weight="normal" officeooo:rsid="00229423" officeooo:paragraph-rsid="001ccb65"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officeooo:paragraph-rsid="000186e7"/>
    </style:style>
    <style:style style:name="P23" style:family="paragraph" style:parent-style-name="Text_20_body">
      <style:paragraph-properties fo:text-align="justify" style:justify-single-word="false"/>
      <style:text-properties fo:font-weight="normal" officeooo:rsid="000a116d" officeooo:paragraph-rsid="000f4ed2" style:font-weight-asian="normal" style:font-weight-complex="normal"/>
    </style:style>
    <style:style style:name="P24" style:family="paragraph" style:parent-style-name="Heading_20_3">
      <style:text-properties fo:language="el" fo:country="GR" officeooo:rsid="000a116d" officeooo:paragraph-rsid="000a116d"/>
    </style:style>
    <style:style style:name="P25" style:family="paragraph" style:parent-style-name="Heading_20_3">
      <style:text-properties fo:language="el" fo:country="GR" officeooo:rsid="0051e15b" officeooo:paragraph-rsid="0051e15b"/>
    </style:style>
    <style:style style:name="P26" style:family="paragraph" style:parent-style-name="Table_20_Contents">
      <style:paragraph-properties fo:text-align="justify" style:justify-single-word="false"/>
      <style:text-properties fo:language="en" fo:country="US" officeooo:rsid="0051e15b" officeooo:paragraph-rsid="0051e15b"/>
    </style:style>
    <style:style style:name="P27" style:family="paragraph" style:parent-style-name="Table_20_Contents">
      <style:paragraph-properties fo:text-align="justify" style:justify-single-word="false"/>
      <style:text-properties officeooo:rsid="0051e15b" officeooo:paragraph-rsid="0051e15b"/>
    </style:style>
    <style:style style:name="P28" style:family="paragraph" style:parent-style-name="Table_20_Contents">
      <style:paragraph-properties fo:text-align="justify" style:justify-single-word="false"/>
      <style:text-properties officeooo:rsid="005460f9" officeooo:paragraph-rsid="005460f9"/>
    </style:style>
    <style:style style:name="P29" style:family="paragraph" style:parent-style-name="Table_20_Contents">
      <style:paragraph-properties fo:text-align="justify" style:justify-single-word="false"/>
      <style:text-properties officeooo:rsid="0054b353" officeooo:paragraph-rsid="0055ecb7"/>
    </style:style>
    <style:style style:name="P30" style:family="paragraph" style:parent-style-name="Table_20_Contents">
      <style:paragraph-properties fo:text-align="justify" style:justify-single-word="false"/>
      <style:text-properties officeooo:rsid="0057d2e6" officeooo:paragraph-rsid="0057d2e6"/>
    </style:style>
    <style:style style:name="P31" style:family="paragraph" style:parent-style-name="Table_20_Contents">
      <style:paragraph-properties fo:text-align="justify" style:justify-single-word="false"/>
      <style:text-properties officeooo:rsid="00596c6d" officeooo:paragraph-rsid="00596c6d"/>
    </style:style>
    <style:style style:name="P32" style:family="paragraph" style:parent-style-name="Text_20_body">
      <style:paragraph-properties fo:text-align="justify" style:justify-single-word="false"/>
      <style:text-properties fo:language="el" fo:country="GR" fo:font-weight="normal" officeooo:rsid="00347e0e" officeooo:paragraph-rsid="003a7d5f" style:font-weight-asian="normal" style:font-weight-complex="normal"/>
    </style:style>
    <style:style style:name="P33" style:family="paragraph" style:parent-style-name="Text_20_body">
      <style:paragraph-properties fo:text-align="justify" style:justify-single-word="false"/>
      <style:text-properties fo:language="el" fo:country="GR" fo:font-weight="normal" officeooo:rsid="003aee82" officeooo:paragraph-rsid="003aee82" style:font-weight-asian="normal" style:font-weight-complex="normal"/>
    </style:style>
    <style:style style:name="P34" style:family="paragraph" style:parent-style-name="Text_20_body">
      <style:paragraph-properties fo:text-align="justify" style:justify-single-word="false"/>
      <style:text-properties fo:language="el" fo:country="GR" fo:font-weight="normal" officeooo:rsid="003e1525" officeooo:paragraph-rsid="0042a461" style:font-weight-asian="normal" style:font-weight-complex="normal"/>
    </style:style>
    <style:style style:name="P35" style:family="paragraph" style:parent-style-name="Text_20_body">
      <style:paragraph-properties fo:text-align="justify" style:justify-single-word="false"/>
      <style:text-properties fo:language="el" fo:country="GR" fo:font-weight="normal" officeooo:rsid="00474871" officeooo:paragraph-rsid="00474871" style:font-weight-asian="normal" style:font-weight-complex="normal"/>
    </style:style>
    <style:style style:name="P36" style:family="paragraph" style:parent-style-name="Text_20_body">
      <style:paragraph-properties fo:text-align="justify" style:justify-single-word="false"/>
      <style:text-properties fo:language="el" fo:country="GR" fo:font-weight="bold" officeooo:rsid="003abf1e" officeooo:paragraph-rsid="003abf1e" style:font-weight-asian="bold" style:font-weight-complex="bold"/>
    </style:style>
    <style:style style:name="P37" style:family="paragraph" style:parent-style-name="Text_20_body">
      <style:paragraph-properties fo:text-align="justify" style:justify-single-word="false"/>
      <style:text-properties fo:language="el" fo:country="GR" fo:font-weight="bold" officeooo:rsid="00474871" officeooo:paragraph-rsid="00474871" style:font-weight-asian="bold" style:font-weight-complex="bold"/>
    </style:style>
    <style:style style:name="P38" style:family="paragraph" style:parent-style-name="Text_20_body">
      <style:paragraph-properties fo:text-align="justify" style:justify-single-word="false"/>
      <style:text-properties fo:language="el" fo:country="GR" officeooo:rsid="00491fc8" officeooo:paragraph-rsid="00491fc8"/>
    </style:style>
    <style:style style:name="P39" style:family="paragraph" style:parent-style-name="Text_20_body" style:list-style-name="L1">
      <style:paragraph-properties fo:text-align="justify" style:justify-single-word="false"/>
      <style:text-properties officeooo:paragraph-rsid="00474871"/>
    </style:style>
    <style:style style:name="P40" style:family="paragraph" style:parent-style-name="Text_20_body">
      <style:paragraph-properties fo:text-align="justify" style:justify-single-word="false"/>
      <style:text-properties officeooo:paragraph-rsid="0051e15b"/>
    </style:style>
    <style:style style:name="P41" style:family="paragraph" style:parent-style-name="Text_20_body" style:list-style-name="L1">
      <style:paragraph-properties fo:text-align="justify" style:justify-single-word="false"/>
      <style:text-properties officeooo:rsid="00474871" officeooo:paragraph-rsid="00474871"/>
    </style:style>
    <style:style style:name="P42" style:family="paragraph" style:parent-style-name="Text_20_body">
      <style:paragraph-properties fo:text-align="justify" style:justify-single-word="false"/>
      <style:text-properties fo:language="en" fo:country="US" officeooo:rsid="00660fa6" officeooo:paragraph-rsid="00660fa6"/>
    </style:style>
    <style:style style:name="P43" style:family="paragraph" style:parent-style-name="Text_20_body">
      <style:paragraph-properties fo:text-align="justify" style:justify-single-word="false"/>
      <style:text-properties officeooo:rsid="0051e15b" officeooo:paragraph-rsid="0051e15b"/>
    </style:style>
    <style:style style:name="T1" style:family="text">
      <style:text-properties officeooo:rsid="00016179"/>
    </style:style>
    <style:style style:name="T2" style:family="text">
      <style:text-properties fo:language="el" fo:country="GR"/>
    </style:style>
    <style:style style:name="T3" style:family="text">
      <style:text-properties fo:language="el" fo:country="GR" officeooo:rsid="00016179"/>
    </style:style>
    <style:style style:name="T4" style:family="text">
      <style:text-properties fo:language="el" fo:country="GR" officeooo:rsid="000186e7"/>
    </style:style>
    <style:style style:name="T5" style:family="text">
      <style:text-properties fo:language="el" fo:country="GR" officeooo:rsid="000a8aa9"/>
    </style:style>
    <style:style style:name="T6" style:family="text">
      <style:text-properties fo:language="el" fo:country="GR" officeooo:rsid="000ba58b"/>
    </style:style>
    <style:style style:name="T7" style:family="text">
      <style:text-properties fo:language="el" fo:country="GR" officeooo:rsid="000d9e5a"/>
    </style:style>
    <style:style style:name="T8" style:family="text">
      <style:text-properties fo:language="el" fo:country="GR" fo:font-style="normal" officeooo:rsid="000dfd69" style:font-style-asian="normal" style:font-style-complex="normal"/>
    </style:style>
    <style:style style:name="T9" style:family="text">
      <style:text-properties fo:language="el" fo:country="GR" fo:font-style="normal" officeooo:rsid="000f4ed2" style:font-style-asian="normal" style:font-style-complex="normal"/>
    </style:style>
    <style:style style:name="T10" style:family="text">
      <style:text-properties fo:language="el" fo:country="GR" fo:font-style="normal" officeooo:rsid="00108cc1" style:font-style-asian="normal" style:font-style-complex="normal"/>
    </style:style>
    <style:style style:name="T11" style:family="text">
      <style:text-properties fo:language="el" fo:country="GR" fo:font-style="normal" fo:font-weight="normal" style:font-style-asian="normal" style:font-weight-asian="normal" style:font-style-complex="normal" style:font-weight-complex="normal"/>
    </style:style>
    <style:style style:name="T12" style:family="text">
      <style:text-properties fo:language="el" fo:country="GR" fo:font-style="normal" fo:font-weight="normal" officeooo:rsid="00474871" style:font-style-asian="normal" style:font-weight-asian="normal" style:font-style-complex="normal" style:font-weight-complex="normal"/>
    </style:style>
    <style:style style:name="T13" style:family="text">
      <style:text-properties fo:language="el" fo:country="GR" officeooo:rsid="0051e15b"/>
    </style:style>
    <style:style style:name="T14" style:family="text">
      <style:text-properties fo:language="el" fo:country="GR" officeooo:rsid="005dd2c8"/>
    </style:style>
    <style:style style:name="T15" style:family="text">
      <style:text-properties fo:language="el" fo:country="GR" officeooo:rsid="00614198"/>
    </style:style>
    <style:style style:name="T16" style:family="text">
      <style:text-properties fo:language="el" fo:country="GR" officeooo:rsid="00629156"/>
    </style:style>
    <style:style style:name="T17" style:family="text">
      <style:text-properties fo:language="el" fo:country="GR" officeooo:rsid="0062f0bd"/>
    </style:style>
    <style:style style:name="T18" style:family="text">
      <style:text-properties fo:language="el" fo:country="GR" officeooo:rsid="0068035d"/>
    </style:style>
    <style:style style:name="T19" style:family="text">
      <style:text-properties fo:language="en" fo:country="US"/>
    </style:style>
    <style:style style:name="T20" style:family="text">
      <style:text-properties fo:language="en" fo:country="US" officeooo:rsid="00027cf6"/>
    </style:style>
    <style:style style:name="T21" style:family="text">
      <style:text-properties fo:language="en" fo:country="US" officeooo:rsid="000a8aa9"/>
    </style:style>
    <style:style style:name="T22" style:family="text">
      <style:text-properties fo:language="en" fo:country="US" officeooo:rsid="000ba58b"/>
    </style:style>
    <style:style style:name="T23" style:family="text">
      <style:text-properties fo:language="en" fo:country="US" fo:font-style="italic" style:font-style-asian="italic" style:font-style-complex="italic"/>
    </style:style>
    <style:style style:name="T24" style:family="text">
      <style:text-properties fo:language="en" fo:country="US" fo:font-style="italic" officeooo:rsid="000d9e5a" style:font-style-asian="italic" style:font-style-complex="italic"/>
    </style:style>
    <style:style style:name="T25" style:family="text">
      <style:text-properties fo:language="en" fo:country="US" fo:font-style="normal" style:font-style-asian="normal" style:font-style-complex="normal"/>
    </style:style>
    <style:style style:name="T26" style:family="text">
      <style:text-properties fo:language="en" fo:country="US" fo:font-style="normal" officeooo:rsid="000f4ed2" style:font-style-asian="normal" style:font-style-complex="normal"/>
    </style:style>
    <style:style style:name="T27" style:family="text">
      <style:text-properties fo:language="en" fo:country="US" fo:font-style="normal" officeooo:rsid="00108cc1" style:font-style-asian="normal" style:font-style-complex="normal"/>
    </style:style>
    <style:style style:name="T28" style:family="text">
      <style:text-properties fo:language="en" fo:country="US" fo:font-style="normal" officeooo:rsid="0013dcea" style:font-style-asian="normal" style:font-style-complex="normal"/>
    </style:style>
    <style:style style:name="T29" style:family="text">
      <style:text-properties fo:language="en" fo:country="US" fo:font-style="normal" officeooo:rsid="0016ed1b" style:font-style-asian="normal" style:font-style-complex="normal"/>
    </style:style>
    <style:style style:name="T30" style:family="text">
      <style:text-properties fo:language="en" fo:country="US" fo:font-style="normal" officeooo:rsid="001e4f63" style:font-style-asian="normal" style:font-style-complex="normal"/>
    </style:style>
    <style:style style:name="T31" style:family="text">
      <style:text-properties fo:language="en" fo:country="US" fo:font-style="normal" officeooo:rsid="002037a7" style:font-style-asian="normal" style:font-style-complex="normal"/>
    </style:style>
    <style:style style:name="T32" style:family="text">
      <style:text-properties fo:language="en" fo:country="US" fo:font-style="normal" officeooo:rsid="00229423" style:font-style-asian="normal" style:font-style-complex="normal"/>
    </style:style>
    <style:style style:name="T33" style:family="text">
      <style:text-properties fo:language="en" fo:country="US" fo:font-style="normal" officeooo:rsid="002c5f71" style:font-style-asian="normal" style:font-style-complex="normal"/>
    </style:style>
    <style:style style:name="T34" style:family="text">
      <style:text-properties fo:language="en" fo:country="US" fo:font-style="normal" officeooo:rsid="003201d3" style:font-style-asian="normal" style:font-style-complex="normal"/>
    </style:style>
    <style:style style:name="T35" style:family="text">
      <style:text-properties fo:language="en" fo:country="US" fo:font-style="normal" officeooo:rsid="0034a86f" style:font-style-asian="normal" style:font-style-complex="normal"/>
    </style:style>
    <style:style style:name="T36" style:family="text">
      <style:text-properties fo:language="en" fo:country="US" fo:font-style="normal" officeooo:rsid="003a7d5f" style:font-style-asian="normal" style:font-style-complex="normal"/>
    </style:style>
    <style:style style:name="T37" style:family="text">
      <style:text-properties fo:language="en" fo:country="US" fo:font-style="normal" officeooo:rsid="003c100c" style:font-style-asian="normal" style:font-style-complex="normal"/>
    </style:style>
    <style:style style:name="T38" style:family="text">
      <style:text-properties fo:language="en" fo:country="US" fo:font-style="normal" officeooo:rsid="003aee82" style:font-style-asian="normal" style:font-style-complex="normal"/>
    </style:style>
    <style:style style:name="T39" style:family="text">
      <style:text-properties fo:language="en" fo:country="US" fo:font-style="normal" officeooo:rsid="00442869" style:font-style-asian="normal" style:font-style-complex="normal"/>
    </style:style>
    <style:style style:name="T40" style:family="text">
      <style:text-properties fo:language="en" fo:country="US" fo:font-style="normal" officeooo:rsid="0045d88d" style:font-style-asian="normal" style:font-style-complex="normal"/>
    </style:style>
    <style:style style:name="T41" style:family="text">
      <style:text-properties fo:language="en" fo:country="US" officeooo:rsid="005dd2c8"/>
    </style:style>
    <style:style style:name="T42" style:family="text">
      <style:text-properties fo:language="en" fo:country="US" officeooo:rsid="0068035d"/>
    </style:style>
    <style:style style:name="T43" style:family="text">
      <style:text-properties officeooo:rsid="00027cf6"/>
    </style:style>
    <style:style style:name="T44" style:family="text">
      <style:text-properties officeooo:rsid="000414f9"/>
    </style:style>
    <style:style style:name="T45" style:family="text">
      <style:text-properties fo:font-style="normal" style:font-style-asian="normal" style:font-style-complex="normal"/>
    </style:style>
    <style:style style:name="T46" style:family="text">
      <style:text-properties fo:font-style="normal" officeooo:rsid="0013dcea" style:font-style-asian="normal" style:font-style-complex="normal"/>
    </style:style>
    <style:style style:name="T47" style:family="text">
      <style:text-properties fo:font-style="normal" officeooo:rsid="00152b04" style:font-style-asian="normal" style:font-style-complex="normal"/>
    </style:style>
    <style:style style:name="T48" style:family="text">
      <style:text-properties fo:font-style="normal" officeooo:rsid="0016ed1b" style:font-style-asian="normal" style:font-style-complex="normal"/>
    </style:style>
    <style:style style:name="T49" style:family="text">
      <style:text-properties fo:font-style="normal" officeooo:rsid="0018cde4" style:font-style-asian="normal" style:font-style-complex="normal"/>
    </style:style>
    <style:style style:name="T50" style:family="text">
      <style:text-properties fo:font-style="normal" officeooo:rsid="001a1d7c" style:font-style-asian="normal" style:font-style-complex="normal"/>
    </style:style>
    <style:style style:name="T51" style:family="text">
      <style:text-properties fo:font-style="normal" officeooo:rsid="001a9ad6" style:font-style-asian="normal" style:font-style-complex="normal"/>
    </style:style>
    <style:style style:name="T52" style:family="text">
      <style:text-properties fo:font-style="normal" officeooo:rsid="001e4f63" style:font-style-asian="normal" style:font-style-complex="normal"/>
    </style:style>
    <style:style style:name="T53" style:family="text">
      <style:text-properties fo:font-style="normal" officeooo:rsid="002037a7" style:font-style-asian="normal" style:font-style-complex="normal"/>
    </style:style>
    <style:style style:name="T54" style:family="text">
      <style:text-properties fo:font-style="normal" officeooo:rsid="00218525" style:font-style-asian="normal" style:font-style-complex="normal"/>
    </style:style>
    <style:style style:name="T55" style:family="text">
      <style:text-properties fo:font-style="normal" officeooo:rsid="00229423" style:font-style-asian="normal" style:font-style-complex="normal"/>
    </style:style>
    <style:style style:name="T56" style:family="text">
      <style:text-properties fo:font-style="normal" officeooo:rsid="0023ab0d" style:font-style-asian="normal" style:font-style-complex="normal"/>
    </style:style>
    <style:style style:name="T57" style:family="text">
      <style:text-properties fo:font-style="normal" officeooo:rsid="00270a14" style:font-style-asian="normal" style:font-style-complex="normal"/>
    </style:style>
    <style:style style:name="T58" style:family="text">
      <style:text-properties fo:font-style="normal" officeooo:rsid="0028e558" style:font-style-asian="normal" style:font-style-complex="normal"/>
    </style:style>
    <style:style style:name="T59" style:family="text">
      <style:text-properties fo:font-style="normal" officeooo:rsid="002a4e4b" style:font-style-asian="normal" style:font-style-complex="normal"/>
    </style:style>
    <style:style style:name="T60" style:family="text">
      <style:text-properties fo:font-style="normal" officeooo:rsid="002c5f71" style:font-style-asian="normal" style:font-style-complex="normal"/>
    </style:style>
    <style:style style:name="T61" style:family="text">
      <style:text-properties fo:font-style="normal" officeooo:rsid="002dd8d0" style:font-style-asian="normal" style:font-style-complex="normal"/>
    </style:style>
    <style:style style:name="T62" style:family="text">
      <style:text-properties fo:font-style="normal" officeooo:rsid="002f17f1" style:font-style-asian="normal" style:font-style-complex="normal"/>
    </style:style>
    <style:style style:name="T63" style:family="text">
      <style:text-properties fo:font-style="normal" officeooo:rsid="0030aeef" style:font-style-asian="normal" style:font-style-complex="normal"/>
    </style:style>
    <style:style style:name="T64" style:family="text">
      <style:text-properties fo:font-style="normal" officeooo:rsid="003201d3" style:font-style-asian="normal" style:font-style-complex="normal"/>
    </style:style>
    <style:style style:name="T65" style:family="text">
      <style:text-properties fo:font-style="normal" officeooo:rsid="003313e8" style:font-style-asian="normal" style:font-style-complex="normal"/>
    </style:style>
    <style:style style:name="T66" style:family="text">
      <style:text-properties fo:font-style="normal" officeooo:rsid="00344749" style:font-style-asian="normal" style:font-style-complex="normal"/>
    </style:style>
    <style:style style:name="T67" style:family="text">
      <style:text-properties fo:font-style="normal" officeooo:rsid="0034a86f" style:font-style-asian="normal" style:font-style-complex="normal"/>
    </style:style>
    <style:style style:name="T68" style:family="text">
      <style:text-properties fo:font-style="normal" officeooo:rsid="00357818" style:font-style-asian="normal" style:font-style-complex="normal"/>
    </style:style>
    <style:style style:name="T69" style:family="text">
      <style:text-properties fo:font-style="normal" officeooo:rsid="003a7d5f" style:font-style-asian="normal" style:font-style-complex="normal"/>
    </style:style>
    <style:style style:name="T70" style:family="text">
      <style:text-properties fo:font-style="normal" officeooo:rsid="003aee82" style:font-style-asian="normal" style:font-style-complex="normal"/>
    </style:style>
    <style:style style:name="T71" style:family="text">
      <style:text-properties fo:font-style="normal" officeooo:rsid="003c100c" style:font-style-asian="normal" style:font-style-complex="normal"/>
    </style:style>
    <style:style style:name="T72" style:family="text">
      <style:text-properties fo:font-style="normal" officeooo:rsid="003d2206" style:font-style-asian="normal" style:font-style-complex="normal"/>
    </style:style>
    <style:style style:name="T73" style:family="text">
      <style:text-properties fo:font-style="normal" officeooo:rsid="003e1525" style:font-style-asian="normal" style:font-style-complex="normal"/>
    </style:style>
    <style:style style:name="T74" style:family="text">
      <style:text-properties fo:font-style="normal" officeooo:rsid="003eea01" style:font-style-asian="normal" style:font-style-complex="normal"/>
    </style:style>
    <style:style style:name="T75" style:family="text">
      <style:text-properties fo:font-style="normal" officeooo:rsid="0040e137" style:font-style-asian="normal" style:font-style-complex="normal"/>
    </style:style>
    <style:style style:name="T76" style:family="text">
      <style:text-properties fo:font-style="normal" officeooo:rsid="0042a461" style:font-style-asian="normal" style:font-style-complex="normal"/>
    </style:style>
    <style:style style:name="T77" style:family="text">
      <style:text-properties fo:font-style="normal" officeooo:rsid="00442869" style:font-style-asian="normal" style:font-style-complex="normal"/>
    </style:style>
    <style:style style:name="T78" style:family="text">
      <style:text-properties fo:font-style="normal" officeooo:rsid="004468cb" style:font-style-asian="normal" style:font-style-complex="normal"/>
    </style:style>
    <style:style style:name="T79" style:family="text">
      <style:text-properties fo:font-style="normal" officeooo:rsid="0045d88d"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49f4a0" style:font-style-asian="normal" style:font-weight-asian="normal" style:font-style-complex="normal" style:font-weight-complex="normal"/>
    </style:style>
    <style:style style:name="T82" style:family="text">
      <style:text-properties fo:font-style="normal" fo:font-weight="normal" officeooo:rsid="004a9c83" style:font-style-asian="normal" style:font-weight-asian="normal" style:font-style-complex="normal" style:font-weight-complex="normal"/>
    </style:style>
    <style:style style:name="T83" style:family="text">
      <style:text-properties fo:font-style="normal" fo:font-weight="normal" officeooo:rsid="004ad887" style:font-style-asian="normal" style:font-weight-asian="normal" style:font-style-complex="normal" style:font-weight-complex="normal"/>
    </style:style>
    <style:style style:name="T84" style:family="text">
      <style:text-properties fo:font-style="normal" fo:font-weight="normal" officeooo:rsid="004c90c8" style:font-style-asian="normal" style:font-weight-asian="normal" style:font-style-complex="normal" style:font-weight-complex="normal"/>
    </style:style>
    <style:style style:name="T85" style:family="text">
      <style:text-properties fo:font-style="normal" fo:font-weight="normal" officeooo:rsid="004f9007" style:font-style-asian="normal" style:font-weight-asian="normal" style:font-style-complex="normal" style:font-weight-complex="normal"/>
    </style:style>
    <style:style style:name="T86" style:family="text">
      <style:text-properties fo:font-style="normal" fo:font-weight="normal" officeooo:rsid="00506e68" style:font-style-asian="normal" style:font-weight-asian="normal" style:font-style-complex="normal" style:font-weight-complex="normal"/>
    </style:style>
    <style:style style:name="T87" style:family="text">
      <style:text-properties fo:font-style="normal" fo:font-weight="normal" officeooo:rsid="0051e15b" style:font-style-asian="normal" style:font-weight-asian="normal" style:font-style-complex="normal" style:font-weight-complex="normal"/>
    </style:style>
    <style:style style:name="T88" style:family="text">
      <style:text-properties style:text-position="sub 58%"/>
    </style:style>
    <style:style style:name="T89" style:family="text">
      <style:text-properties style:text-position="sub 58%" fo:language="el" fo:country="GR" officeooo:rsid="0051e15b"/>
    </style:style>
    <style:style style:name="T90" style:family="text">
      <style:text-properties officeooo:rsid="0053f197"/>
    </style:style>
    <style:style style:name="T91" style:family="text">
      <style:text-properties officeooo:rsid="00596c6d"/>
    </style:style>
    <style:style style:name="T92" style:family="text">
      <style:text-properties officeooo:rsid="005b0c20"/>
    </style:style>
    <style:style style:name="T93" style:family="text">
      <style:text-properties style:text-position="0% 100%" fo:language="el" fo:country="GR"/>
    </style:style>
    <style:style style:name="T94" style:family="text">
      <style:text-properties style:text-position="0% 100%" fo:language="el" fo:country="GR" officeooo:rsid="0051e15b"/>
    </style:style>
    <style:style style:name="T95" style:family="text">
      <style:text-properties style:text-position="0% 100%" fo:language="el" fo:country="GR" officeooo:rsid="005fbc06"/>
    </style:style>
    <style:style style:name="T96" style:family="text">
      <style:text-properties style:text-position="0% 100%" fo:language="el" fo:country="GR" officeooo:rsid="00608082"/>
    </style:style>
    <style:style style:name="T97" style:family="text">
      <style:text-properties style:text-position="0% 100%" fo:language="el" fo:country="GR" officeooo:rsid="0064658f"/>
    </style:style>
    <style:style style:name="T98" style:family="text">
      <style:text-properties style:text-position="0% 100%" fo:language="el" fo:country="GR" officeooo:rsid="006b4921"/>
    </style:style>
    <style:style style:name="T99" style:family="text">
      <style:text-properties style:text-position="0% 100%" fo:language="el" fo:country="GR" officeooo:rsid="006c10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ΠΛΗ417<text:span text:style-name="T1"> – </text:span><text:span text:style-name="T2">Τεχνητή Νοημοσύνη</text:span></text:p>
      <text:p text:style-name="P4">1η <text:span text:style-name="T3">Προγραμματιστική εργασία – Μέρος </text:span><text:span text:style-name="T4">Β</text:span></text:p>
      <text:p text:style-name="P22"/>
      <text:p text:style-name="P5">LAB41744570</text:p>
      <table:table table:name="Πίνακας1" table:style-name="Πίνακας1">
        <table:table-column table:style-name="Πίνακας1.A"/>
        <table:table-column table:style-name="Πίνακας1.B"/>
        <table:table-row>
          <table:table-cell table:style-name="Πίνακας1.A1" office:value-type="string">
            <text:p text:style-name="P6">Μανώλης Πετράκος</text:p>
          </table:table-cell>
          <table:table-cell table:style-name="Πίνακας1.B1" office:value-type="string">
            <text:p text:style-name="P6">ΑΜ 2014030009</text:p>
          </table:table-cell>
        </table:table-row>
      </table:table>
      <text:p text:style-name="P7"/>
      <text:p text:style-name="P1"/>
      <text:p text:style-name="P3">Για την υλοποίηση του δεύτερου μέρους έχουν δημιουργηθεί τρία αρχεία. Στο πρώτο (<text:span text:style-name="T19">WHPP.java</text:span>) υπάρχει η<text:span text:style-name="T19"> main</text:span> και ο σκελετός του γενετικού αλγορίθμου, στο δεύτερο (<text:span text:style-name="T19">Population.java) </text:span>υλοποιείται η κλάση του <text:span text:style-name="T43">πληθυσμού</text:span> με τις μεθόδους επιλογής <text:span text:style-name="T43">χρωμοσωμάτων</text:span> <text:span text:style-name="T43">και τερματισμού, </text:span>και στο τρίτο (<text:span text:style-name="T19">Chromosome.java) </text:span>υλοποιείται η κλάση των <text:span text:style-name="T43">χρωμοσωμάτων</text:span> με τις μεθόδους ελέγχου των <text:span text:style-name="T19">constraint</text:span><text:span text:style-name="T20">s</text:span><text:span text:style-name="T19">, </text:span><text:span text:style-name="T43">διασταύρωσης</text:span> και μετάλλαξης. <text:span text:style-name="T44">Έχουν κατασκευαστεί περισσότερες μέθοδοι από όσες ζητούνται. Στην αναφορά επεξηγούνται κυρίως αυτές που χρησιμοποιήθηκαν για τις πειραματικές μετρήσεις. Τα κομμάτια του γενετικού αλγορίθμου έχουν κατασκευαστεί με γενικό τρόπο, ώστε να μπορούν να χρησιμοποιηθούν με οποιαδήποτε άλλα, και η υλοποίηση κάθε μεθόδου είναι ανεξάρτητη από αυτές που χρησιμοποιείται μαζί. Για παράδειγμα, οι μέθοδοι επιλογής γονέων μπορούν να επιστρέψουν οποιοδήποτε αριθμό γονέων, ενώ όλες οι μέθοδοι ζευγαρώματος που υλοποιήθηκαν χρειάζονται ακριβώς δύο.</text:span></text:p>
      <text:p text:style-name="P2"/>
      <text:p text:style-name="P2"/>
      <text:h text:style-name="P24" text:outline-level="3">Επεξήγηση προσέγγισης</text:h>
      <text:p text:style-name="P18"/>
      <text:p text:style-name="P17">Δημιουργία αρχικού πληθυσμού:</text:p>
      <text:p text:style-name="P23"><text:span text:style-name="T2">Ο αρχικός πληθυσμός δημιουργείται εισάγοντας </text:span><text:span text:style-name="T5">του</text:span><text:span text:style-name="T2"> </text:span><text:span text:style-name="T19">feasible</text:span><text:span text:style-name="T2"> τυχαία χρωμοσώματα. Η πρώτη υλοποίηση για την δημιουργία ενός χρωμοσώματος είναι να κατασκευαστεί με τυχαίες τιμές. </text:span><text:span text:style-name="T6">Σχεδόν όλα από αυτά που θα κατασκευαστούν με αυτόν τον τρόπο, δεν είναι </text:span><text:span text:style-name="T22">feasible </text:span><text:span text:style-name="T5">λόγο των αυστηρών </text:span><text:span text:style-name="T21">hard constraints. </text:span><text:span text:style-name="T7">Για αυτό, χρησιμοποιείται η μέθοδος </text:span><text:span text:style-name="T24">FeasibleRandomInit</text:span><text:span text:style-name="T8">. Κατασκευάζε</text:span><text:span text:style-name="T9">ι</text:span><text:span text:style-name="T8"> πρώτα ένα ντετερμινιστικό πίνακα που καλύπτει </text:span><text:span text:style-name="T9">ακριβώς </text:span><text:span text:style-name="T8">όλες τις βάρδιες και μετά ανακατεύει τα στοιχεία των στηλών του. </text:span><text:span text:style-name="T9">Έτσι το πλήθος κάθε βάρδιας ανά μέρα παραμένει ίδιο και δεν παραβιάζονται τα </text:span><text:span text:style-name="T26">hard constraints. </text:span><text:span text:style-name="T9">Δηλαδή, η τιμή κάθε θέσης του πίνακα είναι τυχαία, αλλά το πλήθος κάθε τιμής ανά στήλη είναι ντετερμινιστικ</text:span><text:span text:style-name="T10">ό</text:span><text:span text:style-name="T9">.</text:span><text:span text:style-name="T26"> </text:span><text:span text:style-name="T9">Με αυτό τον τρόπο μπορούν να δημιουργηθούν όλα τα πιθανά </text:span><text:span text:style-name="T26">feasible </text:span><text:span text:style-name="T9">χρωμοσώματα </text:span><text:span text:style-name="T10">και ο πληθυσμός έχει υψηλό</text:span><text:span text:style-name="T27"> diversity</text:span><text:span text:style-name="T9">.</text:span></text:p>
      <text:p text:style-name="P19"/>
      <text:p text:style-name="P14">Συνάρτηση καταλληλότητας:</text:p>
      <text:p text:style-name="P8">Για την αξιολόγηση των χρωμοσωμάτων χρησιμοποιείται η μέθοδος <text:span text:style-name="T23">CalculateScore</text:span><text:span text:style-name="T25"> η</text:span><text:span text:style-name="T45"> οποία υπολογίζει το </text:span><text:span text:style-name="T25">score </text:span><text:span text:style-name="T45">τους ανάλογα τα </text:span><text:span text:style-name="T25">soft constraint </text:span><text:span text:style-name="T45">που παραβιάζουν</text:span><text:span text:style-name="T25">. </text:span><text:span text:style-name="T45">Κάθε</text:span><text:span text:style-name="T25"> constraint </text:span><text:span text:style-name="T47">μπορεί να </text:span><text:span text:style-name="T45">ελέγχεται μια φορά </text:span><text:span text:style-name="T47">για όλους τους εργαζόμενους, πολλές φορές </text:span><text:span text:style-name="T46">ανά</text:span><text:span text:style-name="T45"> εργαζόμενο</text:span><text:span text:style-name="T46"> </text:span><text:span text:style-name="T47">ή μία φορά ανά εργαζόμενο.</text:span></text:p>
      <text:p text:style-name="P8"><text:soft-page-break/><text:span text:style-name="T47">Στην πρώτη περίπτωση</text:span><text:span text:style-name="T46">, αν ένα </text:span><text:span text:style-name="T28">constraint </text:span><text:span text:style-name="T46">ελέγχεται μία φορά για όλο τον πίνακα, ένα χρωμόσωμα που το παραβιάζει για έναν εργαζόμενο έχει το ίδιο </text:span><text:span text:style-name="T28">score </text:span><text:span text:style-name="T46">με ένα άλλο που το παραβιάζει για όλους τους εργαζόμενους. Το πρώτο είναι πιο κοντά σε μια καλή λύση, αλλά έχουν την ίδια πιθανότητα να παράξουν απογόνους. Επίσης, το διάστημα των τιμών που μπορεί να πάρει το </text:span><text:span text:style-name="T28">score </text:span><text:span text:style-name="T46">είναι αρκετά μικρό, με αποτέλεσμα να γίνεται ακόμα πιο δύσκολη η επιλογή </text:span><text:span text:style-name="T47">των κατάλληλων χρωμοσωμάτων.</text:span></text:p>
      <text:p text:style-name="P9"><text:span text:style-name="T45">Στην δεύτερη περίπτωση, αν παραβιαστεί πολλές φορές ένα </text:span><text:span text:style-name="T25">constraint </text:span><text:span text:style-name="T45">σε έναν εργαζόμενο, μπορεί να εκπροσωπηθεί δυσανάλογα στο τελικό σκορ. Ένα χρωμόσωμα </text:span><text:span text:style-name="T48">που χρειάζεται αλλαγές μόνο σε μια γραμμή μπορεί να έχει χειρότερο </text:span><text:span text:style-name="T49">σκορ</text:span><text:span text:style-name="T29"> </text:span><text:span text:style-name="T48">από ένα άλλο που χρειάζεται αλλαγές σε πολλές γραμμές.</text:span></text:p>
      <text:p text:style-name="P10"><text:span text:style-name="T48">Σ</text:span><text:span text:style-name="T45">την τελευταία περίπτωση, όπου κάθε </text:span><text:span text:style-name="T25">constraint </text:span><text:span text:style-name="T45">υπολογίζεται μια φορά ανά εργαζόμενο, το σκορ έχει αρκετό </text:span><text:span text:style-name="T25">range </text:span><text:span text:style-name="T45">για να ξεχωρίζουν τα </text:span><text:span text:style-name="T50">χρωμοσώματα</text:span><text:span text:style-name="T45">, αλλά δεν υπερεκπροσωπούνται </text:span><text:span text:style-name="T50">ακραίες σειρές γονιδίων. Για αυτούς τους λόγους, </text:span><text:span text:style-name="T51">επιλέχθηκε</text:span><text:span text:style-name="T50"> αυτή η μέθοδος <text:s/>αξιολόγηση</text:span><text:span text:style-name="T51">ς</text:span><text:span text:style-name="T50"> των χρωμοσωμάτων.</text:span></text:p>
      <text:p text:style-name="P20"/>
      <text:p text:style-name="P15"><text:span text:style-name="T50">Ε</text:span><text:span text:style-name="T45">πιλογή χρωμοσωμάτων:</text:span></text:p>
      <text:p text:style-name="P11"><text:span text:style-name="T52">Η</text:span><text:span text:style-name="T45"> επιλογή των χρωμοσωμάτων </text:span><text:span text:style-name="T52">για αναπαραγωγή γίνεται με τον αλγόριθμο του </text:span><text:span text:style-name="T30">tournament selection. </text:span><text:span text:style-name="T53">Το μέγεθος του </text:span><text:span text:style-name="T31">tournament </text:span><text:span text:style-name="T53">ορίζεται από την πιθανότητα επιλογής ενός χρωμοσώματος </text:span><text:span text:style-name="T54">επί το μέγεθος του πληθυσμού. </text:span><text:span text:style-name="T55">Το </text:span><text:span text:style-name="T32">tournament </text:span><text:span text:style-name="T55">γεμίζει με τυχαία χρωμοσώματα και επιλέγεται αυτό με το καλύτερο σκορ. Αυτή η διαδικασία συνεχίζεται μέχρι να επιλεχθούν όσα χρωμοσώματα χρειάζονται. Ένα χρωμόσωμα δεν μπορεί να πάρει πάνω από μια θέση σε κάθε </text:span><text:span text:style-name="T32">tournament </text:span><text:span text:style-name="T56">ή</text:span><text:span text:style-name="T55"> να επιλεχθεί πάνω από μια φορά για την ίδια αναπαραγωγή, αλλά </text:span><text:span text:style-name="T56">είναι δυνατόν</text:span><text:span text:style-name="T55"> να λάβει θέση σε πολλά </text:span><text:span text:style-name="T32">tournament </text:span><text:span text:style-name="T55">ή να επιλεχθεί για πολλές διαφορετικές αναπαραγωγές.</text:span></text:p>
      <text:p text:style-name="P21"/>
      <text:p text:style-name="P16"><text:span text:style-name="T55">Δ</text:span><text:span text:style-name="T45">ιασταύρωση χρωμοσωμάτων:</text:span></text:p>
      <text:p text:style-name="P12"><text:span text:style-name="T45">Η πρώτη μέθοδος διασταύρωσης είναι η </text:span><text:span text:style-name="T23">MeritCollumnCrosover</text:span><text:span text:style-name="T25">. </text:span><text:span text:style-name="T57">Οι στήλες γονιδίων του </text:span><text:span text:style-name="T60">παραγόμενου</text:span><text:span text:style-name="T57"> χρωμοσώματος, </text:span><text:span text:style-name="T64">μέχρι το</text:span><text:span text:style-name="T34"> crossover point</text:span><text:span text:style-name="T64"> </text:span><text:span text:style-name="T57">είναι αντίγραφα </text:span><text:span text:style-name="T62">από</text:span><text:span text:style-name="T64"> </text:span><text:span text:style-name="T65">αυτές</text:span><text:span text:style-name="T64"> του πρώτου γονέα, </text:span><text:span text:style-name="T66">ενώ</text:span><text:span text:style-name="T64"> οι υπόλοιπες <text:s/>από </text:span><text:span text:style-name="T66">αυτές</text:span><text:span text:style-name="T64"> του δεύτερου</text:span><text:span text:style-name="T57">. </text:span><text:span text:style-name="T33">H</text:span><text:span text:style-name="T57"> μέθοδος είναι προκατειλημμένη </text:span><text:span text:style-name="T61">με γραμμική κατανομή</text:span><text:span text:style-name="T57"> υπέρ του γονέα με το καλύτερο σκορ. Αν</text:span><text:span text:style-name="T64"> η σχετική διαφορά τους</text:span><text:span text:style-name="T58"> είναι μικρή (&gt;~5%)</text:span><text:span text:style-name="T57"> </text:span><text:span text:style-name="T59">έχουν την ίδια συμμετοχή ενώ αν είναι πολύ μεγάλη </text:span><text:span text:style-name="T58">(&gt;~</text:span><text:span text:style-name="T59">9</text:span><text:span text:style-name="T58">5%) </text:span><text:span text:style-name="T63">το παραγόμενο χρωμόσωμα είναι αντίγραφο του καλύτερου γονέα.</text:span><text:span text:style-name="T58"> </text:span><text:span text:style-name="T63">Η γενική ιδέα της μεθόδου είναι να εξαλείψει πλήρως χρωμοσώματα με πολύ κακό σκορ καθώς και να υπάρ</text:span><text:span text:style-name="T66">χ</text:span><text:span text:style-name="T63">ει ελιτισμός υπέρ των καλύτερων.</text:span></text:p>
      <text:p text:style-name="P13"><text:span text:style-name="T63">Η </text:span><text:span text:style-name="T45">δεύτερη μέθοδος διασταύρωσης είναι η </text:span><text:span text:style-name="T23">RandomColumnCrossing</text:span><text:span text:style-name="T25">. </text:span><text:span text:style-name="T45">Το νέο χρωμόσωμα κατασκευάζεται επιλέγοντας τυχαία από τις αντίστοιχες στήλες των γονέων. </text:span><text:span text:style-name="T67">Η πιθανότητα επιλογής από τον καλύτερο γονέα είναι μεταβαλλόμενη και η μέθοδος μπορεί να γίνει προκατειλημμένη υπέρ ή κατά του, ανάλογα την </text:span><text:span text:style-name="T68">μεταβλητή</text:span><text:span text:style-name="T67"> </text:span><text:span text:style-name="T35">pcross </text:span><text:span text:style-name="T67">που δέχεται.</text:span></text:p>
      <text:p text:style-name="P32"><text:span text:style-name="T45">Και οι δύο μέθοδοι εγγυούνται ότι το νέο χρωμόσωμα είναι </text:span><text:span text:style-name="T25">feasible </text:span><text:span text:style-name="T45">καθώς </text:span><text:span text:style-name="T69">είναι κατασκευασμένο από στήλες </text:span><text:span text:style-name="T36">feasible </text:span><text:span text:style-name="T69">χρωμοσωμάτων και δεν μεταβάλουν τα πλήθη των στοιχείων τους.</text:span></text:p>
      <text:p text:style-name="P32"><text:span text:style-name="T69"/></text:p>
      <text:p text:style-name="P36"><text:soft-page-break/><text:span text:style-name="T70">Μετάλλαξη</text:span><text:span text:style-name="T45"> χρωμοσωμάτων:</text:span></text:p>
      <text:p text:style-name="P33"><text:span text:style-name="T45">Η πρώτη μέθοδος μετάλλαξης είναι η </text:span><text:span text:style-name="T23">ColumnInversionMutation</text:span><text:span text:style-name="T25">, </text:span><text:span text:style-name="T45">η οποία αναποδογυρίζει κομμάτια στηλών γονιδίων. Ο αριθμός των γονιδίων που θα μεταλλαχτούν ορίζεται </text:span><text:span text:style-name="T71">από</text:span><text:span text:style-name="T45"> την πιθανότητα μετάλλαξης ενός γονιδίου (</text:span><text:span text:style-name="T25">pmut) </text:span><text:span text:style-name="T45">επί τον αριθμό γονιδίων </text:span><text:span text:style-name="T73">και σε μία μετάλλαξη μπορούν να αναποδογυρίσουν πολλά διαφορετικά κομμάτια στηλών</text:span><text:span text:style-name="T45">. </text:span><text:span text:style-name="T71">Ο αλγόριθμος επιλέγει τυχαία ποια γονίδια θα μεταλλάξει και εγγυάται </text:span><text:span text:style-name="T37">feasibility, </text:span><text:span text:style-name="T71">καθώς μεταβ</text:span><text:span text:style-name="T72">άλλ</text:span><text:span text:style-name="T75">ει </text:span><text:span text:style-name="T72">μόνο</text:span><text:span text:style-name="T71"> την θέση </text:span><text:span text:style-name="T79">των βαρδιών</text:span><text:span text:style-name="T72"> </text:span><text:span text:style-name="T71">μέσα στην </text:span><text:span text:style-name="T79">μέρα</text:span><text:span text:style-name="T71"> και δεν επηρεάζ</text:span><text:span text:style-name="T74">ει </text:span><text:span text:style-name="T71">τα πλήθη τους.</text:span></text:p>
      <text:p text:style-name="P34"><text:span text:style-name="T71">Η </text:span><text:span text:style-name="T45">δεύτερη μέθοδος μετάλλαξης είναι η </text:span><text:span text:style-name="T23">SwapMutation</text:span><text:span text:style-name="T25">, </text:span><text:span text:style-name="T45">η οποία ανταλλάζει τις τιμές δύο θέσεων μέσα στην ίδια στήλη γονιδίων. </text:span><text:span text:style-name="T76">Τα γονίδια που μεταλλάζονται είναι τυχαία και ο αριθμός τους είναι ίσως με την πιθανότητα </text:span><text:span text:style-name="T70">μετάλλαξης ενός γονιδίου (</text:span><text:span text:style-name="T38">pmut) </text:span><text:span text:style-name="T70">επί τον αριθμό γονιδίων. </text:span><text:span text:style-name="T77">Ο αλγόριθμος εγγυάται </text:span><text:span text:style-name="T39">feasibility </text:span><text:span text:style-name="T77">καθώς τα πλήθη των βαρδιών </text:span><text:span text:style-name="T78">είναι</text:span><text:span text:style-name="T77"> σταθερά. </text:span><text:span text:style-name="T79">Δεν υπάρχει νόημα να γίνει ανταλλαγή μεταξύ γονιδίων διαφορετικών στηλών, καθώς είτε θα έχουν την ίδια τιμή και δεν θα υπάρξει κάποια ουσιαστική αλλαγή, είτε θα αλλάξει το πλήθος κάποιας βάρδιας σε μια μέρα και το παραγόμενο χρωμόσωμα θα είναι μη </text:span><text:span text:style-name="T40">feasible.</text:span></text:p>
      <text:p text:style-name="P34"><text:span text:style-name="T40"/></text:p>
      <text:p text:style-name="P37"><text:span text:style-name="T79">Κ</text:span><text:span text:style-name="T45">ριτήρια τερματισμού:</text:span></text:p>
      <text:p text:style-name="P35"><text:span text:style-name="T45">Τα κριτήρια τερματισμού είναι δύο:</text:span></text:p>
      <text:list xml:id="list1001580734" text:style-name="L1">
        <text:list-item>
          <text:p text:style-name="P39"><text:span text:style-name="T12">Βρέθηκε το βέλτιστο χρωμόσωμα με σκορ 0.</text:span></text:p>
        </text:list-item>
        <text:list-item>
          <text:p text:style-name="P41"><text:span text:style-name="T11">Δημιουργήθηκαν γενιές ίσο με το όριο τους.</text:span></text:p>
        </text:list-item>
      </text:list>
      <text:p text:style-name="P38"><text:span text:style-name="T80">Αρχικά υλοποιήθηκαν δύο ακόμα κριτήρια αλλά απορρίφθηκαν. </text:span><text:span text:style-name="T81">Το πρώτο </text:span><text:span text:style-name="T84">είναι</text:span><text:span text:style-name="T81"> να σταματάει ο αλγόριθμος, εάν το σκορ του καλύτερου χρωμοσώματος </text:span><text:span text:style-name="T82">ή ο μέσος όρος γενιάς είχε πολύ μικρή διαφορά από </text:span><text:span text:style-name="T83">την γενιά </text:span><text:span text:style-name="T84">με αριθμό 1/10 αυτής. Για παράδειγμα, η γενιά 100 συγκρίνεται με την γενιά 10, η γενιά 1000 με την γενιά 100 κλπ. </text:span><text:span text:style-name="T85">Τότε, εμφανίζεται το πρόβλημα ότι μια γενιά μπορεί να έχει χειρότερα στατιστικά από τις γύρω τις, επειδή φεύγει από τοπικό ελάχιστο, και να ενεργοποιήσει το κριτήριο ενώ υπάρχει περιθώριο για βελτίωση. Το δεύτερο κριτήριο είναι να σταματάει ο αλγόριθμος, εάν για το τελευταίο 10% των γενεών δεν υπάρχει </text:span><text:span text:style-name="T86">σημαντική</text:span><text:span text:style-name="T85"> μεταβολή </text:span><text:span text:style-name="T86">των στατιστικών τους. Αυτό το κριτήριο σπάνια ενεργοποιείται καθώς μπορούν να υπάρξουν απότομες μεταβολές όταν ο αλγόριθμος προσπαθεί να φύγει από τοπικά ελάχιστα. Τα παραπάνω προβλήματα γίνονται ιδιαίτερα αισθητά </text:span><text:span text:style-name="T87">όταν</text:span><text:span text:style-name="T86"> υπάρχει υψηλή πιθανότητα μετάλλαξης, άρα και μεγάλες </text:span><text:span text:style-name="T87">διαφορές</text:span><text:span text:style-name="T86"> μεταξύ γενεών, και για αυτό απορρίφθηκαν.</text:span></text:p>
      <text:p text:style-name="P38"><text:span text:style-name="T86"/></text:p>
      <text:h text:style-name="P25" text:outline-level="3">Πειραματική Διαδικασία</text:h>
      <text:p text:style-name="P40"><text:span text:style-name="T13"/></text:p>
      <text:p text:style-name="P43"><text:span text:style-name="T2">Επιλέχθηκαν τα παρακάτω</text:span><text:span text:style-name="T2"> </text:span><text:span text:style-name="T14">α</text:span><text:span text:style-name="T14">ντι</text:span><text:span text:style-name="T14">προσ</text:span><text:span text:style-name="T18">ω</text:span><text:span text:style-name="T14">πευτικά</text:span><text:span text:style-name="T19"> </text:span><text:span text:style-name="T2">σετ τιμών:</text:span></text:p>
      <table:table table:name="Πίνακας2" table:style-name="Πίνακας2">
        <table:table-column table:style-name="Πίνακας2.A" table:number-columns-repeated="4"/>
        <table:table-column table:style-name="Πίνακας2.E"/>
        <text:soft-page-break/>
        <table:table-row>
          <table:table-cell table:style-name="Πίνακας2.A1" office:value-type="string">
            <text:p text:style-name="P26"><text:span text:style-name="T90">p</text:span>op</text:p>
          </table:table-cell>
          <table:table-cell table:style-name="Πίνακας2.A1" office:value-type="string">
            <text:p text:style-name="P27">iter<text:span text:style-name="T88">max</text:span></text:p>
          </table:table-cell>
          <table:table-cell table:style-name="Πίνακας2.A1" office:value-type="string">
            <text:p text:style-name="P27">p<text:span text:style-name="T88">sel</text:span></text:p>
          </table:table-cell>
          <table:table-cell table:style-name="Πίνακας2.A1" office:value-type="string">
            <text:p text:style-name="P27">p<text:span text:style-name="T88">cross</text:span></text:p>
          </table:table-cell>
          <table:table-cell table:style-name="Πίνακας2.E1" office:value-type="string">
            <text:p text:style-name="P27">p<text:span text:style-name="T88">mut</text:span></text:p>
          </table:table-cell>
        </table:table-row>
        <table:table-row>
          <table:table-cell table:style-name="Πίνακας2.A2" office:value-type="string">
            <text:p text:style-name="P31">1<text:span text:style-name="T15">5</text:span>00</text:p>
          </table:table-cell>
          <table:table-cell table:style-name="Πίνακας2.A2" office:value-type="string">
            <text:p text:style-name="P31">1000</text:p>
          </table:table-cell>
          <table:table-cell table:style-name="Πίνακας2.A2" office:value-type="string">
            <text:p text:style-name="P29">0.0<text:span text:style-name="T15">22</text:span></text:p>
          </table:table-cell>
          <table:table-cell table:style-name="Πίνακας2.A2" office:value-type="string">
            <text:p text:style-name="P30">0.5</text:p>
          </table:table-cell>
          <table:table-cell table:style-name="Πίνακας2.E2" office:value-type="string">
            <text:p text:style-name="P30">0.0<text:span text:style-name="T92">2</text:span><text:span text:style-name="T16">8</text:span></text:p>
          </table:table-cell>
        </table:table-row>
        <table:table-row>
          <table:table-cell table:style-name="Πίνακας2.A2" office:value-type="string">
            <text:p text:style-name="P28"><text:span text:style-name="T91">2</text:span>000</text:p>
          </table:table-cell>
          <table:table-cell table:style-name="Πίνακας2.A2" office:value-type="string">
            <text:p text:style-name="P31">500</text:p>
          </table:table-cell>
          <table:table-cell table:style-name="Πίνακας2.A2" office:value-type="string">
            <text:p text:style-name="P29">0.0<text:span text:style-name="T17">4</text:span></text:p>
          </table:table-cell>
          <table:table-cell table:style-name="Πίνακας2.A2" office:value-type="string">
            <text:p text:style-name="P30">0.6</text:p>
          </table:table-cell>
          <table:table-cell table:style-name="Πίνακας2.E2" office:value-type="string">
            <text:p text:style-name="P30">0.0<text:span text:style-name="T92">5</text:span></text:p>
          </table:table-cell>
        </table:table-row>
      </table:table>
      <text:p text:style-name="P43"><text:span text:style-name="T2"/></text:p>
      <text:p text:style-name="P42"><text:span text:style-name="T96">Τ</text:span><text:span text:style-name="T93">ο πρώτο σετ είναι σχετικά τυχαιοκρατικό στην επιλογή </text:span><text:span text:style-name="T97">και την αναπαραγωγή, </text:span><text:span text:style-name="T93">αλλά έχει μικρή πιθανότητα μετάλλαξης. </text:span><text:span text:style-name="T98">Αντίθετα, τ</text:span><text:span text:style-name="T93">ο δεύτερο είναι πιο ελιτιστικό και προσπαθεί να διατηρήσει ποικιλομορφία μέσω μεγαλύτερου πληθυσμού και πιθανότητα μετάλλαξης. Λόγο </text:span><text:span text:style-name="T99">του ελιτισμού συγκλίνει γρηγορότερα σε ένα τοπικό ελάχιστο και χρειάζεται λιγότερες επαναλήψεις ο αλγόριθμο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04-27T19:22:53.883000000</dc:date>
    <meta:editing-duration>PT5H55M18S</meta:editing-duration>
    <meta:editing-cycles>84</meta:editing-cycles>
    <meta:document-statistic meta:table-count="2" meta:image-count="0" meta:object-count="0" meta:page-count="4" meta:paragraph-count="46" meta:word-count="1131" meta:character-count="7679" meta:non-whitespace-character-count="6592"/>
  </office:meta>
</office:document-meta>
</file>